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ychlost vzduch</text:p>
          </table:table-cell>
          <table:table-cell table:formula="of:=331.82+0.61*[.C3]" office:value-type="float" office:value="347.741" calcext:value-type="float">
            <text:p>347.741</text:p>
          </table:table-cell>
          <table:table-cell table:formula="of:=0.61*[.D3]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 office:value-type="float" office:value="26.1" calcext:value-type="float">
            <text:p>26.1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i0</text:p>
          </table:table-cell>
          <table:table-cell table:style-name="ce1" office:value-type="percentage" office:value="0.36" calcext:value-type="percentage">
            <text:p>36.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 tyče</text:p>
          </table:table-cell>
          <table:table-cell office:value-type="float" office:value="150.9" calcext:value-type="float">
            <text:p>150.9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lka trubice</text:p>
          </table:table-cell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šly se 2 vln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rezonance?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.5" calcext:value-type="float">
            <text:p>60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vzduch</text:p>
          </table:table-cell>
          <table:table-cell table:number-columns-repeated="3"/>
          <table:table-cell office:value-type="string" calcext:value-type="string">
            <text:p>CO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ns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kons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7" calcext:value-type="float">
            <text:p>1297</text:p>
          </table:table-cell>
          <table:table-cell table:number-columns-repeated="3"/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5" calcext:value-type="float">
            <text:p>1515</text:p>
          </table:table-cell>
          <table:table-cell table:number-columns-repeated="3"/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8" calcext:value-type="float">
            <text:p>1728</text:p>
          </table:table-cell>
          <table:table-cell table:number-columns-repeated="3"/>
          <table:table-cell office:value-type="float" office:value="1179" calcext:value-type="float">
            <text:p>11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1" calcext:value-type="float">
            <text:p>1941</text:p>
          </table:table-cell>
          <table:table-cell table:number-columns-repeated="3"/>
          <table:table-cell office:value-type="float" office:value="1347" calcext:value-type="float">
            <text:p>13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59" calcext:value-type="float">
            <text:p>2159</text:p>
          </table:table-cell>
          <table:table-cell table:number-columns-repeated="3"/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75" calcext:value-type="float">
            <text:p>2375</text:p>
          </table:table-cell>
          <table:table-cell table:number-columns-repeated="3"/>
          <table:table-cell office:value-type="float" office:value="1681" calcext:value-type="float">
            <text:p>16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97" calcext:value-type="float">
            <text:p>2597</text:p>
          </table:table-cell>
          <table:table-cell table:number-columns-repeated="3"/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6" calcext:value-type="float">
            <text:p>2806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23" calcext:value-type="float">
            <text:p>3023</text:p>
          </table:table-cell>
          <table:table-cell table:number-columns-repeated="3"/>
          <table:table-cell office:value-type="float" office:value="2184" calcext:value-type="float">
            <text:p>21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54" calcext:value-type="float">
            <text:p>23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24" calcext:value-type="float">
            <text:p>2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nst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Hz</text:p>
          </table:table-cell>
          <table:table-cell table:number-columns-repeated="2"/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58" calcext:value-type="float">
            <text:p>28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2.5" calcext:value-type="float">
            <text:p>742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7.5" calcext:value-type="float">
            <text:p>857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0:13:50.488721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1T12:01:59.382126477</dc:date>
    <dc:creator>Vladislav Wohlrath</dc:creator>
    <meta:editing-duration>PT1H48M7S</meta:editing-duration>
    <meta:editing-cycles>4</meta:editing-cycles>
    <meta:document-statistic meta:table-count="2" meta:cell-count="93" meta:object-count="0"/>
  </office:meta>
</office:document-meta>
</file>